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6001"/>
    </style:style>
    <style:style style:name="P2" style:family="paragraph" style:parent-style-name="Standard">
      <style:text-properties fo:font-weight="bold" officeooo:rsid="000437bf" officeooo:paragraph-rsid="00126001" style:font-weight-asian="bold" style:font-weight-complex="bold"/>
    </style:style>
    <style:style style:name="P3" style:family="paragraph" style:parent-style-name="Standard">
      <style:text-properties officeooo:rsid="000437bf" officeooo:paragraph-rsid="00126001"/>
    </style:style>
    <style:style style:name="P4" style:family="paragraph" style:parent-style-name="Standard" style:list-style-name="L1">
      <style:text-properties officeooo:paragraph-rsid="00126001"/>
    </style:style>
    <style:style style:name="P5" style:family="paragraph" style:parent-style-name="Standard" style:list-style-name="L1">
      <style:text-properties officeooo:rsid="0012ff0a" officeooo:paragraph-rsid="0012ff0a"/>
    </style:style>
    <style:style style:name="P6" style:family="paragraph" style:parent-style-name="Standard">
      <style:text-properties officeooo:rsid="00093a48" officeooo:paragraph-rsid="00126001"/>
    </style:style>
    <style:style style:name="P7" style:family="paragraph" style:parent-style-name="Standard">
      <style:text-properties officeooo:paragraph-rsid="0012ff0a"/>
    </style:style>
    <style:style style:name="P8" style:family="paragraph" style:parent-style-name="Standard">
      <style:text-properties officeooo:rsid="0012ff0a" officeooo:paragraph-rsid="0012ff0a"/>
    </style:style>
    <style:style style:name="P9" style:family="paragraph" style:parent-style-name="Standard">
      <style:text-properties officeooo:paragraph-rsid="00133893"/>
    </style:style>
    <style:style style:name="P10" style:family="paragraph" style:parent-style-name="Standard">
      <style:text-properties officeooo:rsid="0012ff0a" officeooo:paragraph-rsid="00133893"/>
    </style:style>
    <style:style style:name="T1" style:family="text">
      <style:text-properties fo:font-weight="bold" officeooo:rsid="000437bf" style:font-weight-asian="bold" style:font-weight-complex="bold"/>
    </style:style>
    <style:style style:name="T2" style:family="text">
      <style:text-properties officeooo:rsid="000437bf"/>
    </style:style>
    <style:style style:name="T3" style:family="text">
      <style:text-properties officeooo:rsid="0012ff0a"/>
    </style:style>
    <style:style style:name="T4" style:family="text">
      <style:text-properties fo:font-weight="bold" officeooo:rsid="000985a7" style:font-weight-asian="bold" style:font-weight-complex="bold"/>
    </style:style>
    <style:style style:name="T5" style:family="text">
      <style:text-properties fo:font-weight="normal" officeooo:rsid="0012ff0a" style:font-weight-asian="normal" style:font-weight-complex="normal"/>
    </style:style>
    <style:style style:name="T6" style:family="text">
      <style:text-properties officeooo:rsid="000d657a"/>
    </style:style>
    <style:style style:name="T7" style:family="text">
      <style:text-properties officeooo:rsid="001493f6"/>
    </style:style>
    <style:style style:name="T8" style:family="text">
      <style:text-properties fo:font-weight="bold" officeooo:rsid="0012ff0a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960ca" style:font-weight-asian="bold" style:font-weight-complex="bold"/>
    </style:style>
    <style:style style:name="T11" style:family="text">
      <style:text-properties officeooo:rsid="000960ca"/>
    </style:style>
    <style:style style:name="T12" style:family="text">
      <style:text-properties officeooo:rsid="000985a7"/>
    </style:style>
    <style:style style:name="T13" style:family="text">
      <style:text-properties officeooo:rsid="00133893"/>
    </style:style>
    <style:style style:name="T14" style:family="text">
      <style:text-properties fo:font-weight="bold" officeooo:rsid="00133893" style:font-weight-asian="bold" style:font-weight-complex="bold"/>
    </style:style>
    <style:style style:name="T15" style:family="text">
      <style:text-properties officeooo:rsid="00163be5"/>
    </style:style>
    <style:style style:name="T16" style:family="text">
      <style:text-properties officeooo:rsid="00180a5f"/>
    </style:style>
    <style:style style:name="T17" style:family="text">
      <style:text-properties officeooo:rsid="0015026c"/>
    </style:style>
    <style:style style:name="T18" style:family="text">
      <style:text-properties officeooo:rsid="000e3547"/>
    </style:style>
    <style:style style:name="T19" style:family="text">
      <style:text-properties officeooo:rsid="001492cb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SO DE USO</text:span><text:span text:style-name="T2">: Manter</text:span><text:span text:style-name="T3"> FAQ</text:span><text:span text:style-name="T2"><text:line-break/><text:line-break/></text:span><text:span text:style-name="T1">Interação</text:span><text:span text:style-name="T2">: Colaborador Fabril, </text:span><text:span text:style-name="T3">RH Junior, RH Senior</text:span><text:span text:style-name="T2"><text:line-break/><text:line-break/></text:span><text:span text:style-name="T1">Objetivo:</text:span><text:span text:style-name="T2"> </text:span><text:span text:style-name="T3">Exibir dúvidas frequentes já respondidas</text:span><text:span text:style-name="T2"><text:line-break/><text:line-break/></text:span><text:span text:style-name="T4">Caso de Uso Participante: </text:span><text:span text:style-name="T5">N/A</text:span><text:span text:style-name="T2"><text:line-break/></text:span></text:p>
      <text:p text:style-name="P2">Fluxo Principal: </text:p>
      <text:p text:style-name="P3"/>
      <text:list text:style-name="L1">
        <text:list-item>
          <text:p text:style-name="P4"><text:span text:style-name="T2">O </text:span><text:span text:style-name="T6">Colabora</text:span><text:span text:style-name="T7">dor </text:span><text:span text:style-name="T8">abre</text:span><text:span text:style-name="T3"> o FAQ.</text:span></text:p>
        </text:list-item>
        <text:list-item>
          <text:p text:style-name="P5">O Sistema exibe <text:span text:style-name="T9">todas</text:span> <text:span text:style-name="T9">as</text:span> <text:span text:style-name="T9">dúvidas</text:span> frequentes <text:span text:style-name="T9">cadastradas</text:span>.</text:p>
        </text:list-item>
      </text:list>
      <text:p text:style-name="P6"/>
      <text:p text:style-name="P7"><text:span text:style-name="T10">Fluxo Alternativo:</text:span><text:span text:style-name="T11"> </text:span><text:span text:style-name="T3">Cadastrar dúvida 1</text:span><text:span text:style-name="T12"><text:line-break/><text:tab/></text:span><text:span text:style-name="T3">1.1 O RH </text:span><text:span text:style-name="T8">abrirá</text:span><text:span text:style-name="T3"> a opção de Configurar FAQ.</text:span></text:p>
      <text:p text:style-name="P8"><text:tab/>1.2 O Sistema <text:span text:style-name="T9">exibirá</text:span> as dúvidas cadastradas com as opções de Alterar, Excluir ou Adicionar.</text:p>
      <text:p text:style-name="P8"><text:tab/>1.3 O RH <text:span text:style-name="T9">escolhe</text:span> a opção de Cadastrar.</text:p>
      <text:p text:style-name="P8"><text:tab/>1.4 O sistema <text:span text:style-name="T9">exibe</text:span> os campos: Título, Categoria, Descrição e um <text:span text:style-name="T9">botão</text:span> para Cadastrar FAQ</text:p>
      <text:p text:style-name="P8"><text:tab/>1.5 O RH <text:span text:style-name="T9">preenche</text:span> os campos e seleciona o botão</text:p>
      <text:p text:style-name="P8">1.6 O Sistema <text:span text:style-name="T9">verifica</text:span> que as informações são <text:span text:style-name="T9">válidas</text:span> e notifica com um toast de sucesso</text:p>
      <text:p text:style-name="P8"/>
      <text:p text:style-name="P9"><text:span text:style-name="T10">Fluxo Alternativo:</text:span><text:span text:style-name="T11"> </text:span><text:span text:style-name="T13">Excluir</text:span><text:span text:style-name="T3"> dúvida 1</text:span><text:span text:style-name="T12"><text:line-break/><text:tab/></text:span><text:span text:style-name="T3">1.1 O RH </text:span><text:span text:style-name="T8">abrirá</text:span><text:span text:style-name="T3"> a opção de Configurar FAQ.</text:span></text:p>
      <text:p text:style-name="P10"><text:tab/>1.2 O Sistema <text:span text:style-name="T9">exibirá</text:span> as dúvidas cadastradas com as opções de Alterar, Excluir ou Adicionar.</text:p>
      <text:p text:style-name="P10"><text:tab/>1.3 O RH <text:span text:style-name="T9">escolhe</text:span> a opção de <text:span text:style-name="T13">Excluir</text:span>.</text:p>
      <text:p text:style-name="P10"><text:tab/>1.6 O Sistema <text:span text:style-name="T14">exibe</text:span><text:span text:style-name="T13"> uma tela de confirmação.</text:span></text:p>
      <text:p text:style-name="P10"><text:span text:style-name="T13"><text:tab/>1.5 O RH </text:span><text:span text:style-name="T14">confirma</text:span><text:span text:style-name="T13"> a exclusão.</text:span></text:p>
      <text:p text:style-name="P10"><text:span text:style-name="T13">1.6 O Sistema </text:span><text:span text:style-name="T9">notifica</text:span> com um toast de sucesso.</text:p>
      <text:p text:style-name="P10"/>
      <text:p text:style-name="P9"><text:span text:style-name="T10">Fluxo Alternativo:</text:span><text:span text:style-name="T11"> </text:span><text:span text:style-name="T13">Alterar</text:span><text:span text:style-name="T3"> dúvida 1</text:span><text:span text:style-name="T12"><text:line-break/><text:tab/></text:span><text:span text:style-name="T3">1.1 O RH </text:span><text:span text:style-name="T8">abrirá</text:span><text:span text:style-name="T3"> a opção de Configurar FAQ.</text:span></text:p>
      <text:p text:style-name="P10"><text:tab/>1.2 O Sistema <text:span text:style-name="T9">exibirá</text:span> as dúvidas cadastradas com as opções de Alterar, Excluir ou Adicionar.</text:p>
      <text:p text:style-name="P10"><text:tab/>1.3 O RH <text:span text:style-name="T9">escolhe</text:span> a opção de <text:span text:style-name="T13">Alterar</text:span>.</text:p>
      <text:p text:style-name="P10"><text:tab/>1.4 O sistema <text:span text:style-name="T9">exibe</text:span> os campos: Título, Categoria, Descrição e um <text:span text:style-name="T9">botão</text:span> para <text:span text:style-name="T13">Salvar Alterações caso algo seja mudado.</text:span></text:p>
      <text:p text:style-name="P10"><text:tab/>1.5 O RH <text:span text:style-name="T9">preenche</text:span> os campos e seleciona o botão <text:span text:style-name="T15">Salvar Alterações.</text:span></text:p>
      <text:p text:style-name="P10"><text:tab/>1.6 O Sistema <text:span text:style-name="T9">verifica</text:span> que as informações são <text:span text:style-name="T9">válidas</text:span> e notifica com um toast de sucesso.</text:p>
      <text:p text:style-name="P1"/>
      <text:p text:style-name="P1"><text:span text:style-name="T10">Fluxo de Exceção:</text:span><text:span text:style-name="T11"> </text:span><text:span text:style-name="T16">Dados</text:span><text:span text:style-name="T11"> Inválid</text:span><text:span text:style-name="T16">os</text:span><text:span text:style-name="T11"> </text:span><text:span text:style-name="T17">1.6</text:span><text:span text:style-name="T11"><text:line-break/></text:span></text:p>
      <text:p text:style-name="P6"><text:span text:style-name="T16"><text:tab/></text:span><text:span text:style-name="T17">1.6</text:span><text:span text:style-name="T18">.1 </text:span>O sistema <text:span text:style-name="T11">identifica que há </text:span><text:span text:style-name="T19">um erro</text:span><text:span text:style-name="T11"> e notifica o usuário </text:span><text:span text:style-name="T19">com o erro que for identificado (caracteres inválidos, </text:span><text:span text:style-name="T16">campo faltando</text:span><text:span text:style-name="T19">)</text:span><text:span text:style-name="T11">.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4T09:57:00.096601800</meta:creation-date>
    <dc:date>2026-01-14T10:56:14.446476800</dc:date>
    <meta:editing-duration>PT36M25S</meta:editing-duration>
    <meta:editing-cycles>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24" meta:word-count="290" meta:character-count="1686" meta:non-whitespace-character-count="1399"/>
  </office:meta>
</office:document-meta>
</file>